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20FDC328F0C0E48DC64.png" manifest:media-type="image/png"/>
  <manifest:file-entry manifest:full-path="Pictures/100000000000038600000349EBFFDE56D982B36B.png" manifest:media-type="image/png"/>
  <manifest:file-entry manifest:full-path="Pictures/1000000000000129000001E9817974A612570EA8.png" manifest:media-type="image/png"/>
  <manifest:file-entry manifest:full-path="Pictures/10000000000001E6000001FABE5DEC680D3D3433.png" manifest:media-type="image/png"/>
  <manifest:file-entry manifest:full-path="Pictures/10000000000001C30000027C9DD2E9638D3F202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35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.0091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 Cases</text:p>
      <text:p text:style-name="Standard"><draw:frame draw:style-name="fr1" draw:name="Picture 1" text:anchor-type="as-char" svg:width="2.7165in" svg:height="3.8311in" draw:z-index="0"><draw:image xlink:href="Pictures/10000000000001C30000027C9DD2E9638D3F202D.png" xlink:type="simple" xlink:show="embed" xlink:actuate="onLoad"/></draw:frame><draw:frame draw:style-name="fr2" draw:name="Picture 2" text:anchor-type="as-char" svg:width="3.2583in" svg:height="3.3925in" draw:z-index="1"><draw:image xlink:href="Pictures/10000000000001E6000001FABE5DEC680D3D3433.png" xlink:type="simple" xlink:show="embed" xlink:actuate="onLoad"/></draw:frame></text:p>
      <text:p text:style-name="Standard"/>
      <text:p text:style-name="Standard">Network Topology</text:p>
      <text:p text:style-name="Standard"><draw:frame draw:style-name="fr3" draw:name="Picture 3" text:anchor-type="as-char" svg:width="1.7917in" svg:height="2.95in" draw:z-index="2"><draw:image xlink:href="Pictures/1000000000000129000001E9817974A612570EA8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Flow Chart</text:p>
      <text:p text:style-name="Standard"><draw:frame draw:style-name="fr4" draw:name="Picture 7" text:anchor-type="as-char" svg:width="6.5in" svg:height="6.0602in" draw:z-index="3"><draw:image xlink:href="Pictures/100000000000038600000349EBFFDE56D982B36B.png" xlink:type="simple" xlink:show="embed" xlink:actuate="onLoad"/></draw:frame></text:p>
      <text:p text:style-name="Standard"/>
      <text:p text:style-name="P1"/>
      <text:p text:style-name="Standard">Database Schema</text:p>
      <text:p text:style-name="Standard"><draw:frame draw:style-name="fr5" draw:name="Image1" text:anchor-type="paragraph" svg:width="3.9846in" svg:height="4.3118in" draw:z-index="4"><draw:image xlink:href="Pictures/10000000000001E70000020FDC328F0C0E48DC64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me Ponicki</meta:initial-creator>
    <meta:editing-cycles>6</meta:editing-cycles>
    <meta:creation-date>2019-02-07T01:57:00</meta:creation-date>
    <dc:date>2019-04-16T14:40:43.593674187</dc:date>
    <meta:editing-duration>PT52M42S</meta:editing-duration>
    <meta:generator>LibreOffice/5.3.6.1$Linux_X86_64 LibreOffice_project/30$Build-1</meta:generator>
    <meta:document-statistic meta:table-count="0" meta:image-count="5" meta:object-count="0" meta:page-count="3" meta:paragraph-count="7" meta:word-count="8" meta:character-count="50" meta:non-whitespace-character-count="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